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adornments="Regular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Default_5f_2">
      <style:graphic-properties draw:stroke="none" svg:stroke-color="#000000" draw:fill="none" draw:fill-color="#ffffff" draw:auto-grow-height="true" draw:auto-grow-width="false" fo:max-height="0cm" fo:min-height="2.816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013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r2" style:family="presentation" style:parent-style-name="_31_030_25_20Wt._25_20Intro-notes">
      <style:graphic-properties draw:fill-color="#ffffff" draw:auto-grow-height="true" fo:min-height="12.572cm"/>
    </style:style>
    <style:style style:name="P1" style:family="paragraph">
      <style:paragraph-properties fo:text-align="center"/>
      <style:text-properties fo:language="none" fo:country="none" style:language-asian="none" style:country-asian="none" style:language-complex="none" style:country-complex="none"/>
    </style:style>
    <style:style style:name="P2" style:family="paragraph">
      <style:paragraph-properties style:writing-mode="lr-tb"/>
      <style:text-properties fo:language="none" fo:country="none" style:language-asian="none" style:country-asian="none" style:language-complex="none" style:country-complex="none"/>
    </style:style>
    <style:style style:name="P3" style:family="paragraph">
      <loext:graphic-properties draw:fill="none" draw:fill-color="#ffffff"/>
      <style:paragraph-properties fo:line-height="150%" fo:text-align="start"/>
      <style:text-properties fo:color="#000000" style:font-name="Segoe UI" fo:font-size="20pt" fo:text-shadow="none" fo:font-weight="bold" style:font-size-asian="20pt" style:font-weight-asian="bold" style:font-size-complex="20pt" style:font-weight-complex="bold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fo:text-align="start"/>
      <style:text-properties fo:language="none" fo:country="none" style:language-asian="none" style:country-asian="none" style:language-complex="none" style:country-complex="none"/>
    </style:style>
    <style:style style:name="P6" style:family="paragraph">
      <style:paragraph-properties fo:text-align="start"/>
      <style:text-properties fo:font-size="32pt" fo:language="none" fo:country="none" style:font-size-asian="32pt" style:language-asian="none" style:country-asian="none" style:font-size-complex="32pt" style:language-complex="none" style:country-complex="none"/>
    </style:style>
    <style:style style:name="P7" style:family="paragraph">
      <loext:graphic-properties draw:fill="none" draw:fill-color="#ffffff"/>
      <style:paragraph-properties fo:line-height="150%" fo:text-align="start"/>
      <style:text-properties fo:color="#000000" style:font-name="Segoe UI" fo:font-size="32pt" fo:text-shadow="none" fo:font-weight="bold" style:font-size-asian="32pt" style:font-weight-asian="bold" style:font-size-complex="32pt" style:font-weight-complex="bold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  <style:text-properties style:font-name="Segoe UI Semibold" fo:font-size="32pt" style:font-size-asian="32pt" style:font-size-complex="32pt"/>
    </style:style>
    <style:style style:name="P10" style:family="paragraph">
      <loext:graphic-properties draw:fill-color="#ffffff"/>
    </style:style>
    <style:style style:name="T1" style:family="text">
      <style:text-properties fo:color="#000000" style:font-name="Segoe UI Semibold" fo:font-size="28pt" fo:font-style="normal" fo:text-shadow="none" style:text-underline-style="solid" style:text-underline-width="auto" style:text-underline-color="font-color" fo:font-weight="normal" style:font-size-asian="28pt" style:font-style-asian="normal" style:font-weight-asian="normal" style:font-size-complex="28pt" style:font-style-complex="normal" style:font-weight-complex="normal"/>
    </style:style>
    <style:style style:name="T2" style:family="text">
      <style:text-properties fo:color="#000099" style:text-position="super 58%" style:font-name="Segoe UI Semibold" fo:font-size="32pt" fo:font-style="italic" fo:text-shadow="none" style:text-underline-style="none" fo:font-weight="normal" style:font-size-asian="32pt" style:font-style-asian="italic" style:font-weight-asian="normal" style:font-size-complex="32pt" style:font-style-complex="italic" style:font-weight-complex="normal"/>
    </style:style>
    <style:style style:name="T3" style:family="text">
      <style:text-properties fo:color="#000099" style:font-name="Segoe UI Semibold" fo:font-size="32pt" fo:font-style="italic" fo:text-shadow="none" style:text-underline-style="none" fo:font-weight="normal" style:font-size-asian="32pt" style:font-style-asian="italic" style:font-weight-asian="normal" style:font-size-complex="32pt" style:font-style-complex="italic" style:font-weight-complex="normal"/>
    </style:style>
    <style:style style:name="T4" style:family="text">
      <style:text-properties fo:color="#000000" style:font-name="Segoe UI" fo:font-size="32pt" fo:font-style="normal" fo:text-shadow="none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5" style:family="text">
      <style:text-properties fo:color="#000000" style:font-name="Segoe UI" fo:font-size="32pt" fo:font-style="normal" fo:text-shadow="none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6" style:family="text">
      <style:text-properties fo:color="#000000" style:text-position="super 58%" style:font-name="Segoe UI" fo:font-size="20pt" fo:language="none" fo:country="none" fo:font-style="normal" fo:text-shadow="none" style:text-underline-style="none" fo:font-weight="bold" style:font-size-asian="20pt" style:language-asian="none" style:country-asian="none" style:font-style-asian="normal" style:font-weight-asian="bold" style:font-size-complex="20pt" style:language-complex="none" style:country-complex="none" style:font-style-complex="normal" style:font-weight-complex="bold"/>
    </style:style>
    <style:style style:name="T7" style:family="text">
      <style:text-properties fo:color="#000099" style:text-position="super 58%" style:font-name="Segoe UI Semibold" fo:font-size="32pt" fo:language="none" fo:country="none" fo:font-style="italic" fo:text-shadow="none" style:text-underline-style="none" fo:font-weight="bold" style:font-size-asian="32pt" style:language-asian="none" style:country-asian="none" style:font-style-asian="italic" style:font-weight-asian="bold" style:font-size-complex="32pt" style:language-complex="none" style:country-complex="none" style:font-style-complex="italic" style:font-weight-complex="bold"/>
    </style:style>
    <style:style style:name="T8" style:family="text">
      <style:text-properties fo:color="#000099" style:font-name="Segoe UI Semibold" fo:font-size="32pt" fo:language="none" fo:country="none" fo:font-style="italic" fo:text-shadow="none" style:text-underline-style="none" fo:font-weight="bold" style:font-size-asian="32pt" style:language-asian="none" style:country-asian="none" style:font-style-asian="italic" style:font-weight-asian="bold" style:font-size-complex="32pt" style:language-complex="none" style:country-complex="none" style:font-style-complex="italic" style:font-weight-complex="bold"/>
    </style:style>
    <style:style style:name="T9" style:family="text">
      <style:text-properties fo:color="#000000" style:font-name="Segoe UI" fo:font-size="32pt" fo:language="none" fo:country="none" fo:font-style="normal" fo:text-shadow="none" style:text-underline-style="none" fo:font-weight="bold" style:font-size-asian="32pt" style:language-asian="none" style:country-asian="none" style:font-style-asian="normal" style:font-weight-asian="bold" style:font-size-complex="32pt" style:language-complex="none" style:country-complex="none" style:font-style-complex="normal" style:font-weight-complex="bold"/>
    </style:style>
    <style:style style:name="T10" style:family="text">
      <style:text-properties fo:color="#000099" style:text-position="super 58%" style:font-name="Segoe UI Semibold" fo:font-size="32pt" fo:language="none" fo:country="none" fo:font-style="italic" fo:text-shadow="none" style:text-underline-style="none" fo:font-weight="normal" style:font-size-asian="32pt" style:language-asian="none" style:country-asian="none" style:font-style-asian="italic" style:font-weight-asian="normal" style:font-size-complex="32pt" style:language-complex="none" style:country-complex="none" style:font-style-complex="italic" style:font-weight-complex="normal"/>
    </style:style>
    <style:style style:name="T11" style:family="text">
      <style:text-properties fo:color="#000099" style:font-name="Segoe UI Semibold" fo:font-size="32pt" fo:language="none" fo:country="none" fo:font-style="italic" fo:text-shadow="none" style:text-underline-style="none" fo:font-weight="normal" style:font-size-asian="32pt" style:language-asian="none" style:country-asian="none" style:font-style-asian="italic" style:font-weight-asian="normal" style:font-size-complex="32pt" style:language-complex="none" style:country-complex="none" style:font-style-complex="italic" style:font-weight-complex="normal"/>
    </style:style>
    <style:style style:name="T12" style:family="text">
      <style:text-properties style:font-name="Segoe UI Semibold" fo:font-size="32pt" style:font-size-asian="32pt" style:font-size-complex="32pt"/>
    </style:style>
    <style:style style:name="T13" style:family="text">
      <style:text-properties fo:color="#cc0000" style:font-name="Arial1" fo:font-size="32pt" style:font-name-asian="Arial1" style:font-size-asian="32pt" style:font-name-complex="Arial1" style:font-size-complex="32pt"/>
    </style:style>
    <style:style style:name="T14" style:family="text">
      <style:text-properties style:font-name="Segoe UI" fo:font-size="32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frame draw:style-name="gr1" draw:text-style-name="P3" draw:layer="layout" svg:width="24.892cm" svg:height="7.572cm" svg:x="1.524cm" svg:y="0.998cm">
          <draw:text-box>
            <text:p text:style-name="P1"><text:span text:style-name="T1">Psalm 26</text:span></text:p>
            <text:p text:style-name="P2"><text:span text:style-name="T2">1</text:span><text:span text:style-name="T3">Vindicate me, O LORD, for I have walked in my </text:span></text:p>
            <text:p text:style-name="P2"><text:span text:style-name="T3"><text:s/></text:span><text:span text:style-name="T3">integrity,</text:span></text:p>
            <text:p text:style-name="P2"><text:span text:style-name="T4"><text:s text:c="6"/></text:span><text:span text:style-name="T5">and I have trusted in the LORD without <text:s/></text:span></text:p>
            <text:p text:style-name="P2"><text:span text:style-name="T5"><text:s text:c="6"/></text:span><text:span text:style-name="T5">Wavering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frame draw:style-name="gr1" draw:text-style-name="P3" draw:layer="layout" svg:width="24.892cm" svg:height="6.263cm" svg:x="1.524cm" svg:y="0.998cm">
          <draw:text-box>
            <text:p text:style-name="P5"><text:span text:style-name="T6"><text:s/></text:span><text:span text:style-name="T7">2</text:span><text:span text:style-name="T8">Prove me, O LORD, and try me; </text:span></text:p>
            <text:p><text:span text:style-name="T9"><text:s text:c="6"/></text:span><text:span text:style-name="T9">test my heart and my mind. </text:span></text:p>
            <text:p><text:span text:style-name="T10">3</text:span><text:span text:style-name="T11">For your steadfast love is before my eyes,</text:span></text:p>
            <text:p><text:span text:style-name="T9"><text:s text:c="6"/></text:span><text:span text:style-name="T9">and I walk in your faithfulness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draw:style-name="gr1" draw:text-style-name="P3" draw:layer="layout" svg:width="24.892cm" svg:height="6.263cm" svg:x="1.524cm" svg:y="0.998cm">
          <draw:text-box>
            <text:p text:style-name="P5"><text:span text:style-name="T7">4</text:span><text:span text:style-name="T8">I do not sit with men of falsehood,</text:span></text:p>
            <text:p text:style-name="P5"><text:span text:style-name="T9"><text:s text:c="6"/></text:span><text:span text:style-name="T9">nor do I consort with hypocrites. </text:span></text:p>
            <text:p><text:span text:style-name="T7">5</text:span><text:span text:style-name="T8">I hate the assembly of evildoers,</text:span></text:p>
            <text:p><text:span text:style-name="T9"><text:s text:c="6"/></text:span><text:span text:style-name="T9">and I will not sit with the wicked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draw:style-name="gr1" draw:text-style-name="P3" draw:layer="layout" svg:width="24.892cm" svg:height="6.263cm" svg:x="1.524cm" svg:y="0.998cm">
          <draw:text-box>
            <text:p text:style-name="P5"><text:span text:style-name="T7">6</text:span><text:span text:style-name="T8">I wash my hands in innocence</text:span></text:p>
            <text:p text:style-name="P5"><text:span text:style-name="T9"><text:s text:c="6"/></text:span><text:span text:style-name="T9">and go around your altar, O LORD, </text:span></text:p>
            <text:p><text:span text:style-name="T7">7</text:span><text:span text:style-name="T8">proclaiming thanksgiving aloud,</text:span></text:p>
            <text:p><text:span text:style-name="T9"><text:s text:c="6"/></text:span><text:span text:style-name="T9">and telling all your wondrous deeds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draw:style-name="gr1" draw:text-style-name="P3" draw:layer="layout" svg:width="24.892cm" svg:height="6.263cm" svg:x="1.524cm" svg:y="0.998cm">
          <draw:text-box>
            <text:p text:style-name="P5"><text:span text:style-name="T7">8</text:span><text:span text:style-name="T8">O LORD, I love the habitation of your house</text:span></text:p>
            <text:p text:style-name="P5"><text:span text:style-name="T9"><text:s text:c="6"/></text:span><text:span text:style-name="T9">and the place where your glory dwells. </text:span></text:p>
            <text:p><text:span text:style-name="T7">9</text:span><text:span text:style-name="T8">Do not sweep my soul away with sinners,</text:span></text:p>
            <text:p><text:span text:style-name="T9"><text:s text:c="6"/></text:span><text:span text:style-name="T9">nor my life with bloodthirsty men,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5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frame draw:style-name="gr1" draw:text-style-name="P3" draw:layer="layout" svg:width="24.892cm" svg:height="6.263cm" svg:x="1.524cm" svg:y="0.998cm">
          <draw:text-box>
            <text:p text:style-name="P5"><text:span text:style-name="T7">10</text:span><text:span text:style-name="T8">in whose hands are evil devices,</text:span></text:p>
            <text:p text:style-name="P5"><text:span text:style-name="T9"><text:s text:c="7"/></text:span><text:span text:style-name="T9">and whose right hands are full of bribes. </text:span></text:p>
            <text:p><text:span text:style-name="T7">11</text:span><text:span text:style-name="T8">But as for me, I shall walk in my integrity;</text:span></text:p>
            <text:p><text:span text:style-name="T9"><text:s text:c="7"/></text:span><text:span text:style-name="T9">redeem me, and be gracious to me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6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frame draw:style-name="gr1" draw:text-style-name="P7" draw:layer="layout" svg:width="24.892cm" svg:height="4.76cm" svg:x="1.524cm" svg:y="0.998cm">
          <draw:text-box>
            <text:p text:style-name="P6"><text:span text:style-name="T7">12</text:span><text:span text:style-name="T8">My foot stands on level ground;</text:span></text:p>
            <text:p text:style-name="P6"><text:span text:style-name="T9"><text:s text:c="7"/></text:span><text:span text:style-name="T9">in the great assembly I will bless the </text:span></text:p>
            <text:p text:style-name="P6"><text:span text:style-name="T9"><text:s text:c="7"/></text:span><text:span text:style-name="T9">LORD. 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7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_31_030_25_20Wt._25_20Intro" presentation:presentation-page-layout-name="AL1T0">
        <office:forms form:automatic-focus="false" form:apply-design-mode="false"/>
        <draw:frame draw:style-name="gr3" draw:text-style-name="P9" draw:layer="layout" svg:width="24.638cm" svg:height="6.263cm" svg:x="1.524cm" svg:y="0.762cm">
          <draw:text-box>
            <text:p text:style-name="P8"><text:span text:style-name="T12">C: </text:span><text:span text:style-name="T13">♫</text:span><text:span text:style-name="T12"> </text:span><text:span text:style-name="T14">Glory be to the Father and to the Son</text:span></text:p>
            <text:p text:style-name="P8"><text:span text:style-name="T14">and to the Holy Spirit;</text:span></text:p>
            <text:p text:style-name="P8"><text:span text:style-name="T14">as it was in the beginning,</text:span></text:p>
            <text:p text:style-name="P8"><text:span text:style-name="T14">is now, and will be forever. Amen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8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adornments="Regular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600000003606B332E6CEF1541E5.bmp" xlink:type="simple" xlink:show="embed" xlink:actuate="onLoad"/>
    <draw:fill-image draw:name="background" xlink:href="Pictures/1000000000000600000003606B332E6CEF1541E5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2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2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_31_030_25_20Wt._25_20Intro-background" style:display-name="1030%20Wt.%20Intro-background" style:family="presentation">
      <style:graphic-properties draw:stroke="none" draw:fill="bitmap" draw:fill-image-name="Bitmap_20_1" style:repeat="stretch"/>
      <style:text-properties style:letter-kerning="true"/>
    </style:style>
    <style:style style:name="_31_030_25_20Wt._25_20Intro-backgroundobjects" style:display-name="1030%20Wt.%20Intr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030_25_20Wt._25_20Intro-notes" style:display-name="1030%20Wt.%20Intr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030_25_20Wt._25_20Intro-outline1" style:display-name="1030%20Wt.%20Intro-outline1" style:family="presentation">
      <style:graphic-properties draw:stroke="none" draw:fill="none" draw:auto-grow-height="false" draw:fit-to-size="shrink-to-fit">
        <text:list-style style:name="_31_030_25_20Wt._25_20Intro-outline1" style:display-name="1030%20Wt.%20Intr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030_25_20Wt._25_20Intro-outline2" style:display-name="1030%20Wt.%20Intro-outline2" style:family="presentation" style:parent-style-name="_31_030_25_20Wt._25_20Intro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_31_030_25_20Wt._25_20Intro-outline3" style:display-name="1030%20Wt.%20Intro-outline3" style:family="presentation" style:parent-style-name="_31_030_25_20Wt._25_20Intro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_31_030_25_20Wt._25_20Intro-outline4" style:display-name="1030%20Wt.%20Intro-outline4" style:family="presentation" style:parent-style-name="_31_030_25_20Wt._25_20Intro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_31_030_25_20Wt._25_20Intro-outline5" style:display-name="1030%20Wt.%20Intro-outline5" style:family="presentation" style:parent-style-name="_31_030_25_20Wt._25_20Intro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outline6" style:display-name="1030%20Wt.%20Intro-outline6" style:family="presentation" style:parent-style-name="_31_030_25_20Wt._25_20Intro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outline7" style:display-name="1030%20Wt.%20Intro-outline7" style:family="presentation" style:parent-style-name="_31_030_25_20Wt._25_20Intro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outline8" style:display-name="1030%20Wt.%20Intro-outline8" style:family="presentation" style:parent-style-name="_31_030_25_20Wt._25_20Intro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outline9" style:display-name="1030%20Wt.%20Intro-outline9" style:family="presentation" style:parent-style-name="_31_030_25_20Wt._25_20Intro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subtitle" style:display-name="1030%20Wt.%20Intro-subtitle" style:family="presentation">
      <style:graphic-properties draw:stroke="none" draw:fill="none" draw:textarea-vertical-align="middle">
        <text:list-style style:name="_31_030_25_20Wt._25_20Intro-subtitle" style:display-name="1030%20Wt.%20Intr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030_25_20Wt._25_20Intro-title" style:display-name="1030%20Wt.%20Intro-title" style:family="presentation">
      <style:graphic-properties draw:stroke="none" draw:fill="none" draw:textarea-vertical-align="middle">
        <text:list-style style:name="_31_030_25_20Wt._25_20Intro-title" style:display-name="1030%20Wt.%20Intr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_31_030_25_20Wt._25_20Intro1-background" style:display-name="1030%20Wt.%20Intro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_31_030_25_20Wt._25_20Intro1-backgroundobjects" style:display-name="1030%20Wt.%20Intro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030_25_20Wt._25_20Intro1-notes" style:display-name="1030%20Wt.%20Intro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2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_31_030_25_20Wt._25_20Intro1-outline1" style:display-name="1030%20Wt.%20Intro1-outline1" style:family="presentation">
      <style:graphic-properties draw:stroke="none" draw:fill="none" draw:auto-grow-height="false" draw:fit-to-size="shrink-to-fit">
        <text:list-style style:name="_31_030_25_20Wt._25_20Intro1-outline1" style:display-name="1030%20Wt.%20Intro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030_25_20Wt._25_20Intro1-outline2" style:display-name="1030%20Wt.%20Intro1-outline2" style:family="presentation" style:parent-style-name="_31_030_25_20Wt._25_20Intro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_31_030_25_20Wt._25_20Intro1-outline3" style:display-name="1030%20Wt.%20Intro1-outline3" style:family="presentation" style:parent-style-name="_31_030_25_20Wt._25_20Intro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_31_030_25_20Wt._25_20Intro1-outline4" style:display-name="1030%20Wt.%20Intro1-outline4" style:family="presentation" style:parent-style-name="_31_030_25_20Wt._25_20Intro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_31_030_25_20Wt._25_20Intro1-outline5" style:display-name="1030%20Wt.%20Intro1-outline5" style:family="presentation" style:parent-style-name="_31_030_25_20Wt._25_20Intro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outline6" style:display-name="1030%20Wt.%20Intro1-outline6" style:family="presentation" style:parent-style-name="_31_030_25_20Wt._25_20Intro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outline7" style:display-name="1030%20Wt.%20Intro1-outline7" style:family="presentation" style:parent-style-name="_31_030_25_20Wt._25_20Intro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outline8" style:display-name="1030%20Wt.%20Intro1-outline8" style:family="presentation" style:parent-style-name="_31_030_25_20Wt._25_20Intro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outline9" style:display-name="1030%20Wt.%20Intro1-outline9" style:family="presentation" style:parent-style-name="_31_030_25_20Wt._25_20Intro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subtitle" style:display-name="1030%20Wt.%20Intro1-subtitle" style:family="presentation">
      <style:graphic-properties draw:stroke="none" draw:fill="none" draw:textarea-vertical-align="middle">
        <text:list-style style:name="_31_030_25_20Wt._25_20Intro1-subtitle" style:display-name="1030%20Wt.%20Intro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030_25_20Wt._25_20Intro1-title" style:display-name="1030%20Wt.%20Intro1-title" style:family="presentation">
      <style:graphic-properties draw:stroke="none" draw:fill="none" draw:textarea-vertical-align="middle">
        <text:list-style style:name="_31_030_25_20Wt._25_20Intro1-title" style:display-name="1030%20Wt.%20Intro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draw:background-size="border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_31_030_25_20Wt._25_20Intro-backgroundobjects">
      <style:graphic-properties draw:stroke="none" draw:fill="none" draw:fill-color="#ffffff" draw:auto-grow-height="false" fo:min-height="1.449cm"/>
    </style:style>
    <style:style style:name="Mpr2" style:family="presentation" style:parent-style-name="_31_030_25_20Wt._25_20Intro-backgroundobjects">
      <style:graphic-properties draw:stroke="none" draw:fill="none" draw:fill-color="#ffffff" draw:auto-grow-height="false" fo:min-height="1.397cm"/>
    </style:style>
    <style:style style:name="Mpr3" style:family="presentation" style:parent-style-name="_31_030_25_20Wt._25_20Intro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_31_030_25_20Wt._25_20Intro1-backgroundobjects">
      <style:graphic-properties draw:stroke="none" draw:fill="none" draw:fill-color="#ffffff" draw:auto-grow-height="false" fo:min-height="1.449cm"/>
    </style:style>
    <style:style style:name="Mpr5" style:family="presentation" style:parent-style-name="_31_030_25_20Wt._25_20Intro1-backgroundobjects">
      <style:graphic-properties draw:stroke="none" draw:fill="none" draw:fill-color="#ffffff" draw:auto-grow-height="false" fo:min-height="1.397cm"/>
    </style:style>
    <style:style style:name="Mpr6" style:family="presentation" style:parent-style-name="_31_030_25_20Wt._25_20Intro1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_31_030_25_20Wt._25_20Intro" style:display-name="1030%20Wt.%20Intro" style:page-layout-name="PM1" draw:style-name="Mdp1">
      <office:forms form:automatic-focus="false" form:apply-design-mode="false"/>
      <draw:frame presentation:style-name="_31_030_25_20Wt._25_20Intro-title" draw:layer="backgroundobjects" svg:width="25.199cm" svg:height="2.63cm" svg:x="1.4cm" svg:y="0.627cm" presentation:class="title" presentation:placeholder="true">
        <draw:text-box/>
      </draw:frame>
      <draw:frame presentation:style-name="_31_030_25_20Wt._25_20Intr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_31_030_25_20Wt._25_20Intro-title" draw:layer="backgroundobjects" svg:width="13.968cm" svg:height="10.476cm" svg:x="3.81cm" svg:y="2.123cm" presentation:class="page"/>
        <draw:frame presentation:style-name="_31_030_25_20Wt._25_20Intr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030_25_20Wt._25_20Intro1" style:display-name="1030%20Wt.%20Intro1" style:page-layout-name="PM1" draw:style-name="Mdp1">
      <draw:frame presentation:style-name="_31_030_25_20Wt._25_20Intro1-title" draw:layer="backgroundobjects" svg:width="25.199cm" svg:height="2.63cm" svg:x="1.4cm" svg:y="0.627cm" presentation:class="title" presentation:placeholder="true">
        <draw:text-box/>
      </draw:frame>
      <draw:frame presentation:style-name="_31_030_25_20Wt._25_20Intro1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_31_030_25_20Wt._25_20Intro1-title" draw:layer="backgroundobjects" svg:width="13.968cm" svg:height="10.476cm" svg:x="3.81cm" svg:y="2.123cm" presentation:class="page"/>
        <draw:frame presentation:style-name="_31_030_25_20Wt._25_20Intro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presentation:notes style:page-layout-name="PM2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30T19:43:01.594000000</meta:creation-date>
    <dc:title>bluwht blank</dc:title>
    <meta:editing-duration>PT3M6S</meta:editing-duration>
    <meta:editing-cycles>3</meta:editing-cycles>
    <meta:generator>LibreOffice/5.4.0.3$Windows_X86_64 LibreOffice_project/7556cbc6811c9d992f4064ab9287069087d7f62c</meta:generator>
    <dc:date>2017-08-30T20:07:22.939000000</dc:date>
    <meta:document-statistic meta:object-count="56"/>
  </office:meta>
</office:document-meta>
</file>